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face style:name="Arial2" svg:font-family="Arial" style:font-adornments="Predeterminado" style:font-family-generic="swiss"/>
    <style:font-face style:name="Courier New1" svg:font-family="'Courier New'" style:font-family-generic="modern" style:font-pitch="fixed"/>
    <style:font-face style:name="DejaVu Sans Mono" svg:font-family="'DejaVu Sans Mono'" style:font-adornments="Book" style:font-family-generic="modern" style:font-pitch="fixed"/>
    <style:font-face style:name="DejaVu Sans" svg:font-family="'DejaVu Sans'" style:font-pitch="variable"/>
    <style:font-face style:name="Lohit Hindi" svg:font-family="'Lohit Hindi'" style:font-pitch="variable"/>
    <style:font-face style:name="Osaka" svg:font-family="Osaka"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Table_20_Contents">
      <style:paragraph-properties fo:text-align="end" style:justify-single-word="false"/>
      <style:text-properties style:font-name="Verdana"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style:tab-stops>
          <style:tab-stop style:position="1.27cm"/>
        </style:tab-stops>
      </style:paragraph-properties>
      <style:text-properties style:use-window-font-color="true" fo:language="es" fo:country="AR" style:text-underline-style="none" fo:font-weight="normal" style:letter-kerning="true" style:font-name-asian="DejaVu Sans" style:language-asian="zxx" style:country-asian="none" style:font-weight-asian="normal" style:font-name-complex="Tahoma2" style:font-size-complex="12pt" style:language-complex="zxx" style:country-complex="none" style:font-weight-complex="normal"/>
    </style:style>
    <style:style style:name="P5" style:family="paragraph" style:parent-style-name="Código">
      <style:paragraph-properties fo:text-align="center" style:justify-single-word="false"/>
    </style:style>
    <style:style style:name="P6" style:family="paragraph" style:parent-style-name="Código">
      <style:text-properties fo:font-style="italic" style:font-style-asian="italic" style:font-style-complex="italic"/>
    </style:style>
    <style:style style:name="P7" style:family="paragraph" style:parent-style-name="Código">
      <style:paragraph-properties fo:text-align="justify" style:justify-single-word="false"/>
      <style:text-properties fo:font-style="italic" style:font-style-asian="italic" style:font-style-complex="italic"/>
    </style:style>
    <style:style style:name="P8" style:family="paragraph" style:parent-style-name="Código">
      <style:paragraph-properties fo:margin-left="2cm" fo:margin-right="0cm" fo:text-indent="0cm" style:auto-text-indent="false"/>
    </style:style>
    <style:style style:name="P9" style:family="paragraph" style:parent-style-name="Código">
      <style:paragraph-properties fo:margin-left="2cm" fo:margin-right="0cm" fo:text-indent="0cm" style:auto-text-indent="false"/>
      <style:text-properties fo:font-style="italic" style:font-style-asian="italic" style:font-style-complex="italic"/>
    </style:style>
    <style:style style:name="P10"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language="es" fo:country="AR" style:letter-kerning="true" style:font-name-asian="DejaVu Sans" style:language-asian="zxx" style:country-asian="none" style:font-name-complex="Tahoma2" style:font-size-complex="12pt" style:language-complex="zxx" style:country-complex="none" fo:hyphenate="false" fo:hyphenation-remain-char-count="2" fo:hyphenation-push-char-count="2"/>
    </style:style>
    <style:style style:name="P11" style:family="paragraph" style:parent-style-name="Código">
      <style:text-properties officeooo:paragraph-rsid="00096e26"/>
    </style:style>
    <style:style style:name="P12" style:family="paragraph" style:parent-style-name="Heading_20_2">
      <style:paragraph-properties fo:break-before="page"/>
    </style:style>
    <style:style style:name="P13" style:family="paragraph" style:parent-style-name="Heading_20_1">
      <style:text-properties officeooo:paragraph-rsid="0007c5c5"/>
    </style:style>
    <style:style style:name="P14" style:family="paragraph" style:parent-style-name="Table_20_Contents">
      <style:paragraph-properties fo:text-align="end" style:justify-single-word="false"/>
      <style:text-properties style:font-name="Verdana" fo:font-size="10pt" style:font-size-asian="10pt" style:font-size-complex="10pt"/>
    </style:style>
    <style:style style:name="P15" style:family="paragraph" style:parent-style-name="Heading_20_3">
      <style:text-properties officeooo:paragraph-rsid="0007c5c5"/>
    </style:style>
    <style:style style:name="P16" style:family="paragraph" style:parent-style-name="Text_20_body" style:list-style-name="L1"/>
    <style:style style:name="P17" style:family="paragraph" style:parent-style-name="Text_20_body">
      <style:text-properties officeooo:paragraph-rsid="0007c5c5"/>
    </style:style>
    <style:style style:name="P18" style:family="paragraph" style:parent-style-name="Text_20_body">
      <style:text-properties officeooo:paragraph-rsid="00096e26"/>
    </style:style>
    <style:style style:name="P19" style:family="paragraph" style:parent-style-name="Standard">
      <style:text-properties style:font-name="Verdana" fo:font-size="10pt" officeooo:paragraph-rsid="0007c5c5"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07c5c5"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officeooo:rsid="0007c5c5"/>
    </style:style>
    <style:style style:name="T7" style:family="text">
      <style:text-properties officeooo:rsid="00096e26"/>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84cm" fo:text-indent="-0.635cm" fo:margin-left="8.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6">Enunciado</text:span></text:h>
      <text:h text:style-name="Heading_20_2" text:outline-level="2"><text:span text:style-name="T6">Contexto</text:span></text:h>
      <text:p text:style-name="P17"><text:span text:style-name="T6">La BatallaEspacial es un juego de tablero para programadores donde existen Civilizaciones con <text:s/>Naves que parten de una Base, pueden trasladar sustancias que encuentren en el espacio y tienen poder de ataque. En el espacio también existen Asteroides que obstruyen los movimientos de las Naves.</text:span></text:p>
      <text:h text:style-name="Heading_20_2" text:outline-level="2"><text:span text:style-name="T6">Objetivo</text:span></text:h>
      <text:p text:style-name="P17"><text:span text:style-name="T6">El objetivo del juego es programar una Civilización, con su Comandante y Pilotos capaces de llevar hasta su Base la mayor cantidad posible de sustancias teniendo en cuenta que en la misma partida pueden existir otras Civilizaciones.</text:span></text:p>
      <text:h text:style-name="Heading_20_2" text:outline-level="2"><text:span text:style-name="T6">Reglas</text:span></text:h>
      <text:p text:style-name="P17"><text:span text:style-name="T6">Mecánica del Juego</text:span></text:p>
      <text:p text:style-name="P17"><text:span text:style-name="T6">1. Existirá un tablero rectangular de dimensiones azarosas.</text:span></text:p>
      <text:p text:style-name="P17"><text:span text:style-name="T6">2. Existirá un Comandante por Civilización</text:span></text:p>
      <text:p text:style-name="P17"><text:span text:style-name="T6">3. Al comienzo del juego se le solicitará a cada Comandante que arme un escuadrón de Pilotos a los cuales el juego les asignará una nave.</text:span></text:p>
      <text:p text:style-name="P17"><text:span text:style-name="T6">4. Luego de esto, la mecánica del juego será de rondas con turnos en cada ronda.</text:span></text:p>
      <text:p text:style-name="P17"><text:span text:style-name="T6">5. Un turno es la posibilidad que se le da a un Piloto de tomar una decisión y obrar en consecuencia. Para ello en cada turno se le pedirá al Piloto que indique cual es el próximo Comando que la nave tiene que ejecutar.</text:span></text:p>
      <text:p text:style-name="P17"><text:span text:style-name="T6">6. Una ronda es un conjunto de turnos que involucra al total de pilotos vivos y a un piloto a punto de morir (su nave quedó sin protección y fue chocada o atacada).</text:span></text:p>
      <text:p text:style-name="P17"><text:span text:style-name="T6">7. El orden de los turnos dentro de una ronda será azaroso y determinado para cada ronda en particular.</text:span></text:p>
      <text:p text:style-name="P17"><text:span text:style-name="T6">8. Las consecuencias de la decisión de un Piloto se verán reflejadas en el estado del juego inmediatamente después de que el Piloto exprese la misma. Por lo tanto, cuando el próximo Piloto tenga que tomar su decisión contará con el estado resultante de todas las decisiones de los Pilotos consultados con anterioridad.</text:span></text:p>
      <text:p text:style-name="P17"><text:span text:style-name="T6">9. Los Tipos de Pieza que pueden aparecer sobre el Tablero son:</text:span></text:p>
      <text:p text:style-name="P17"><text:span text:style-name="T2"><text:tab/>Base</text:span><text:span text:style-name="T6"><text:tab/><text:tab/>Serán el punto de partida de las naves y receptáculo de sustancias</text:span></text:p>
      <text:p text:style-name="P17"><text:soft-page-break/><text:span text:style-name="T2"><text:tab/>Nave</text:span><text:span text:style-name="T6"><text:tab/><text:tab/>Serán comandadas por los pilotos </text:span></text:p>
      <text:p text:style-name="P17"><text:span text:style-name="T2"><text:tab/>Asteroide</text:span><text:span text:style-name="T6"><text:tab/>Representa los cuerpos estelares o basura espacial que atenta contra la salud de una nave</text:span></text:p>
      <text:p text:style-name="P17"><text:span text:style-name="T2"><text:tab/>Contenedor</text:span><text:span text:style-name="T6"><text:tab/>Representa la sustancias útiles que se encuentran en el espacio.</text:span></text:p>
      <text:p text:style-name="P17"><text:span text:style-name="T6">10. Todas las piezas poseen una cantidad de puntos de vida definida por su tipo (Base, Nave, Asteroide, Contenedor). Los puntos de vida son afectados en los choques y ataques. Cuando cualquier Pieza queda sin puntos de vida es retirada de la partida. En el caso de Naves y Bases, los puntos de vida se representan como escudos.</text:span></text:p>
      <text:p text:style-name="P17"><text:span text:style-name="T6">11. Todas las Piezas pueden ser atacadas o chocadas por otras Piezas.</text:span></text:p>
      <text:h text:style-name="P15" text:outline-level="3"><text:span text:style-name="T6">Naves</text:span></text:h>
      <text:p text:style-name="P17"><text:span text:style-name="T6">1. Son ubicadas en el casillero de la base de su civilización al comienzo.</text:span></text:p>
      <text:p text:style-name="P17"><text:span text:style-name="T6">2. Pueden moverse a alguno de los casilleros contiguos.</text:span></text:p>
      <text:p text:style-name="P17"><text:span text:style-name="T6">3. El número de naves es determinado al comienzo del juego.</text:span></text:p>
      <text:p text:style-name="P17"><text:span text:style-name="T6">4. Tiene capacidad de recepción de sustancias limitada.</text:span></text:p>
      <text:p text:style-name="P17"><text:span text:style-name="T6">5. Pueden atacar a Naves, Meteoritos, Bases y Contenedores, no necesariamente los destruirán en el primer ataque. Esto dependerá de la cantidad de puntos de vida que tengan los elementos en cuestión.</text:span></text:p>
      <text:p text:style-name="P17"><text:span text:style-name="T6">6. Posee un escudo que la protege. A medida que sufre ataques y choques el nivel <text:s/>del escudo se reduce. Cuando el escudo se agota (nivel 0%, tiene exactamente 1 punto de vida) cualquier ataque o choque ocasiona su destrucción.</text:span></text:p>
      <text:p text:style-name="P17"><text:span text:style-name="T6">7. Cuenta con dos tipos de armas, Torpedos de Fotones y Láser. <text:s/>Los primeros tienen mayor poder de ataque, pero su número es limitado. El Láser es utilizado como arma secundaria cuando se agotan los Torpedos (es inagotable).</text:span></text:p>
      <text:h text:style-name="Heading_20_3" text:outline-level="3"><text:span text:style-name="T6">Bases</text:span></text:h>
      <text:p text:style-name="P17"><text:span text:style-name="T6">1. Son dispuestas en forma azarosa al comienzo del juego.</text:span></text:p>
      <text:p text:style-name="P17"><text:span text:style-name="T6">2. No se mueven.</text:span></text:p>
      <text:p text:style-name="P17"><text:span text:style-name="T6">3. Habrá una base por civilización.</text:span></text:p>
      <text:p text:style-name="P17"><text:span text:style-name="T6">4. Tiene capacidad de recepción de sustancias ilimitada.</text:span></text:p>
      <text:p text:style-name="P17"><text:span text:style-name="T6">5. No pueden atacar.</text:span></text:p>
      <text:p text:style-name="P17"><text:soft-page-break/><text:span text:style-name="T6">6. Posee un escudo que la protege. A medida que sufre ataques y choques el nivel <text:s/>del escudo se reduce. Cuando el escudo se agota (nivel 0%) cualquier ataque o choque ocasiona su destrucción.</text:span></text:p>
      <text:h text:style-name="Heading_20_3" text:outline-level="3"><text:span text:style-name="T6">Asteroides</text:span></text:h>
      <text:p text:style-name="P17"><text:span text:style-name="T6">1. Son dispuestas en forma azarosa al comienzo del juego.</text:span></text:p>
      <text:p text:style-name="P17"><text:span text:style-name="T6">2. No se mueven.</text:span></text:p>
      <text:p text:style-name="P17"><text:span text:style-name="T6">3. La cantidad es determinada en forma azarosa al comienzo del juego.</text:span></text:p>
      <text:p text:style-name="P17"><text:span text:style-name="T6">4. No tiene capacidad de recepción de sustancias.</text:span></text:p>
      <text:p text:style-name="P17"><text:span text:style-name="T6">5. Pueden ser destruidos por ataques o choques.</text:span></text:p>
      <text:h text:style-name="Heading_20_3" text:outline-level="3"><text:span text:style-name="T6">Contenedores</text:span></text:h>
      <text:p text:style-name="P17"><text:span text:style-name="T6">1. Son dispuestos en forma azarosa al comienzo del juego</text:span></text:p>
      <text:p text:style-name="P17"><text:span text:style-name="T6">2. No se mueven.</text:span></text:p>
      <text:p text:style-name="P17"><text:span text:style-name="T6">3. La cantidad es determinada en forma azarosa al comienzo del juego</text:span></text:p>
      <text:p text:style-name="P17"><text:span text:style-name="T6">4. Tiene capacidad de recepción de sustancias ilimitada</text:span></text:p>
      <text:p text:style-name="P17"><text:span text:style-name="T6">5. Pueden ser destruidos por ataques o choques.</text:span></text:p>
      <text:h text:style-name="Heading_20_3" text:outline-level="3"><text:span text:style-name="T6">Civilización</text:span></text:h>
      <text:p text:style-name="P17"><text:span text:style-name="T6">1. No tiene representación en el tablero pero debe contar con un Comandante.</text:span></text:p>
      <text:p text:style-name="P17"><text:span text:style-name="T6">2. El juego le pedirá a la Civilización que indique su comandante sólo una vez.</text:span></text:p>
      <text:h text:style-name="Heading_20_3" text:outline-level="3"><text:span text:style-name="T6">Comandante</text:span></text:h>
      <text:p text:style-name="P17"><text:span text:style-name="T6">1. No tiene representación en el tablero pero tiene la capacidad de armar un escuadrón de Pilotos.</text:span></text:p>
      <text:p text:style-name="P17"><text:span text:style-name="T6">2. El escuadrón se armará al comienzo del juego y no se le volverá a solicitar un nuevo escuadrón.</text:span></text:p>
      <text:h text:style-name="Heading_20_3" text:outline-level="3"><text:span text:style-name="T6">Piloto</text:span></text:h>
      <text:p text:style-name="P17"><text:span text:style-name="T6">1. Es asignado a una Nave, recibiendo su Cabina de Control a través de la cual puede maniobrarla, conocer su estado y el contexto en el que se encuentra.</text:span></text:p>
      <text:p text:style-name="P17"><text:span text:style-name="T6">2. Podrá controlar su nave mediante Comandos.</text:span></text:p>
      <text:p text:style-name="P17"><text:span text:style-name="T6">3. El juego solicitará a cada Piloto un Comando por turno.</text:span></text:p>
      <text:p text:style-name="P17"><text:span text:style-name="T6">4. Los comandos posibles son:</text:span></text:p>
      <text:p text:style-name="P17"><text:soft-page-break/><text:span text:style-name="T6"><text:tab/>a. </text:span><text:span text:style-name="T2">AVANZAR</text:span></text:p>
      <text:p text:style-name="P17"><text:span text:style-name="T6"><text:tab/><text:tab/>Mueve la nave un casillero en la dirección indicada.</text:span></text:p>
      <text:p text:style-name="P17"><text:span text:style-name="T6"><text:tab/><text:tab/>El casillero al que se desea avanzar no debe estar ocupado por otra Pieza, caso contrario se produce un choque y el movimiento no se realiza. </text:span></text:p>
      <text:p text:style-name="P17"><text:span text:style-name="T6"><text:tab/>b. </text:span><text:span text:style-name="T2">ATACAR</text:span></text:p>
      <text:p text:style-name="P17"><text:span text:style-name="T6"><text:tab/><text:tab/>Puede atacar a cualquiera de las otras Piezas del Tablero.</text:span></text:p>
      <text:p text:style-name="P17"><text:span text:style-name="T6"><text:tab/><text:tab/>Las distintas Piezas reaccionan de manera diferentes a los ataques, pero todas pueden ser destruidas, y por consiguiente retiradas de la Partida. </text:span></text:p>
      <text:p text:style-name="P17"><text:span text:style-name="T6"><text:tab/>c. </text:span><text:span text:style-name="T2">TRANSFERIR CARGA</text:span></text:p>
      <text:p text:style-name="P17"><text:span text:style-name="T6"><text:tab/><text:tab/>Puede transferir carga desde o hacia la bodega de la nave, interactuando con una Nave o Base de la misma Civilización, o con un Contenedor.</text:span></text:p>
      <text:p text:style-name="P17"><text:span text:style-name="T6">5. Para seleccionar el próximo Comando, cada Piloto podrá solicitarle al Radar de la Cabina de Control el reporte en una dirección dada de un casillero contiguo. Podrá solicitar el número de reportes que desee. Este reporte contendrá:</text:span></text:p>
      <text:p text:style-name="P17"><text:span text:style-name="T6"><text:tab/>a. </text:span><text:span text:style-name="T2">ESPECTRO</text:span></text:p>
      <text:p text:style-name="P17"><text:span text:style-name="T6"><text:tab/><text:tab/>Permitirá identificar si lo que hay en esa dirección es un ASTEROIDE, BASE, CONTENEDOR, NAVE, VACIO o DESCONOCIDO. Este último indicará que en esa dirección no se puede mover porque se termina el tablero.</text:span></text:p>
      <text:p text:style-name="P17"><text:span text:style-name="T6"><text:tab/>b. </text:span><text:span text:style-name="T2">CIVILIZACION</text:span></text:p>
      <text:p text:style-name="P17"><text:span text:style-name="T6"><text:tab/><text:tab/>Permite determinar la civilización que hay allí.</text:span></text:p>
      <text:p text:style-name="P17"><text:span text:style-name="T6"><text:tab/>c. </text:span><text:span text:style-name="T2">CANTIDAD DE SUSTANCIA</text:span></text:p>
      <text:p text:style-name="P17"><text:span text:style-name="T6"><text:tab/><text:tab/>Indica la cantidad de sustancia de determinado tipo que hay en esa dirección.</text:span></text:p>
      <text:p text:style-name="P17"><text:span text:style-name="T6">6. Adicionalmente, el Piloto podrá solicitar la lista de eventos que tuvieron relación con su nave desde su última decisión. Estos eventos pueden ser:</text:span></text:p>
      <text:p text:style-name="P17"><text:span text:style-name="T6"><text:tab/>a. </text:span><text:span text:style-name="T2">ATAQUE</text:span><text:span text:style-name="T6"><text:tab/><text:tab/>La nave fue atacada</text:span></text:p>
      <text:p text:style-name="P17"><text:span text:style-name="T6"><text:tab/>b. </text:span><text:span text:style-name="T2">CHOQUE</text:span><text:span text:style-name="T6"><text:tab/><text:tab/>La nave fue chocada</text:span></text:p>
      <text:p text:style-name="P17"><text:span text:style-name="T6"><text:tab/>c. </text:span><text:span text:style-name="T2">DESPEGUE</text:span><text:span text:style-name="T6"><text:tab/><text:tab/>Se recibe al efectuar el primer MOVER saliendo de la base</text:span></text:p>
      <text:p text:style-name="P17"><text:span text:style-name="T6"><text:tab/>d. </text:span><text:span text:style-name="T2">DESTRUCCIÓN</text:span><text:span text:style-name="T6"><text:tab/>Si se recibe, la decisión que tenga que tomar el piloto será la última de su vida.</text:span></text:p>
      <text:h text:style-name="Heading_20_2" text:outline-level="2"><text:soft-page-break/><text:span text:style-name="T7">Restricciones</text:span></text:h>
      <text:p text:style-name="P18"><text:span text:style-name="T7">Se entregará una versión del framework para que el programador pueda probar su desarrollo pero de ninguna forma este podrá modificar dicho framework dado que al momento de competir se llevará el desarrollo a un entorno con un framework distinto que lo único que respetará es el contrato de Civilización, Comandante y Piloto.</text:span></text:p>
      <text:p text:style-name="P18"><text:span text:style-name="T7">Cada grupo debe elegir el nombre que le darán a su Civilización.</text:span></text:p>
      <text:p text:style-name="P18"><text:span text:style-name="T7">El desarrollo que realicen deberá estar incluido por completo en el paquete:</text:span></text:p>
      <text:p text:style-name="Código"><text:span text:style-name="T7">ar.com.comunidadesfera.batallaespacial.civilizaciones.[nombre de la civilización]</text:span></text:p>
      <text:p text:style-name="Código"><text:span text:style-name="T7"/></text:p>
      <text:p text:style-name="P18"><text:span text:style-name="T7">Por ejemplo, si el nombre de la Civilización es Borg, entonces el paquete será:</text:span></text:p>
      <text:p text:style-name="P11"><text:span text:style-name="T7">ar.com.comunidadesfera.batallaespacial.civilizaciones.borg</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face style:name="Arial2" svg:font-family="Arial" style:font-adornments="Predeterminado" style:font-family-generic="swiss"/>
    <style:font-face style:name="Courier New1" svg:font-family="'Courier New'" style:font-family-generic="modern" style:font-pitch="fixed"/>
    <style:font-face style:name="DejaVu Sans Mono" svg:font-family="'DejaVu Sans Mono'" style:font-adornments="Book" style:font-family-generic="modern" style:font-pitch="fixed"/>
    <style:font-face style:name="DejaVu Sans" svg:font-family="'DejaVu Sans'" style:font-pitch="variable"/>
    <style:font-face style:name="Lohit Hindi" svg:font-family="'Lohit Hindi'" style:font-pitch="variable"/>
    <style:font-face style:name="Osaka" svg:font-family="Osaka"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2"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ódigo" style:family="paragraph" style:parent-style-name="Standard">
      <style:paragraph-properties fo:margin-left="2cm" fo:margin-right="0cm" fo:text-indent="0cm" style:auto-text-indent="false"/>
      <style:text-properties style:font-name="DejaVu Sans Mono" fo:font-size="8pt" style:font-size-asian="12pt" style:font-name-complex="Courier New1" style:font-size-complex="12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background-image/>
      </style:paragraph-properties>
      <style:text-properties fo:font-size="10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name="Arial2"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font-name="Lucida Sans Unicode" fo:font-size="29pt" fo:font-style="normal" fo:text-shadow="none" style:text-underline-style="none" fo:font-weight="normal"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194cm" fo:margin-bottom="0cm">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Predeterminado_7e_LT_7e_Gliederung_20_3" style:display-name="Predeterminado~LT~Gliederung 3" style:family="paragraph" style:parent-style-name="Predeterminado_7e_LT_7e_Gliederung_20_2">
      <style:paragraph-properties fo:margin-top="0.176cm" fo:margin-bottom="0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top="0.141cm" fo:margin-bottom="0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29pt" fo:font-style="normal" fo:text-shadow="none" style:text-underline-style="none" fo:font-weight="normal"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font-name="Lucida Sans Unicode" fo:font-size="29pt" fo:font-style="normal" fo:text-shadow="none" style:text-underline-style="none" fo:font-weight="normal"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194cm" fo:margin-bottom="0cm">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Esquema_20_3" style:display-name="Esquema 3" style:family="paragraph" style:parent-style-name="Esquema_20_2">
      <style:paragraph-properties fo:margin-top="0.176cm" fo:margin-bottom="0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top="0.141cm" fo:margin-bottom="0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cm" fo:margin-right="0cm" fo:margin-top="0.282cm" fo:margin-bottom="0cm" style:line-height-at-least="4.138cm" fo:text-align="start" style:justify-single-word="false" fo:text-indent="0cm" style:auto-text-indent="false" style:text-autospace="none" style:writing-mode="lr-tb">
        <style:tab-stops>
          <style:tab-stop style:position="0.083cm"/>
          <style:tab-stop style:position="1.332cm"/>
          <style:tab-stop style:position="2.579cm"/>
          <style:tab-stop style:position="3.828cm"/>
          <style:tab-stop style:position="5.075cm"/>
          <style:tab-stop style:position="6.324cm"/>
          <style:tab-stop style:position="7.571cm"/>
          <style:tab-stop style:position="8.819cm"/>
          <style:tab-stop style:position="10.067cm"/>
          <style:tab-stop style:position="11.315cm"/>
          <style:tab-stop style:position="12.562cm"/>
          <style:tab-stop style:position="13.811cm"/>
          <style:tab-stop style:position="15.058cm"/>
          <style:tab-stop style:position="16.307cm"/>
          <style:tab-stop style:position="17.554cm"/>
          <style:tab-stop style:position="18.803cm"/>
          <style:tab-stop style:position="20.05cm"/>
          <style:tab-stop style:position="21.297cm"/>
          <style:tab-stop style:position="22.546cm"/>
          <style:tab-stop style:position="23.795cm"/>
        </style:tab-stops>
      </style:paragraph-properties>
      <style:text-properties fo:color="#ffffff" style:text-outline="false" style:text-line-through-style="none" style:font-name="Osaka" fo:font-size="32pt" fo:font-style="normal" fo:text-shadow="none" style:text-underline-style="none" fo:font-weight="normal" style:letter-kerning="true" style:font-name-asian="Osaka" style:font-size-asian="32pt" style:font-style-asian="normal" style:font-weight-asian="normal" style:font-name-complex="Osaka"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245cm" fo:margin-bottom="0cm" style:line-height-at-least="3.593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212cm" fo:margin-bottom="0cm" style:line-height-at-least="3.071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176cm" fo:margin-bottom="0cm" style:line-height-at-least="2.551cm">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1.062cm"/>
          <style:tab-stop style:position="2.311cm"/>
          <style:tab-stop style:position="3.558cm"/>
          <style:tab-stop style:position="4.807cm"/>
          <style:tab-stop style:position="6.054cm"/>
          <style:tab-stop style:position="7.303cm"/>
          <style:tab-stop style:position="8.55cm"/>
          <style:tab-stop style:position="9.798cm"/>
          <style:tab-stop style:position="11.045cm"/>
          <style:tab-stop style:position="12.294cm"/>
          <style:tab-stop style:position="13.541cm"/>
          <style:tab-stop style:position="14.79cm"/>
          <style:tab-stop style:position="16.037cm"/>
          <style:tab-stop style:position="17.286cm"/>
          <style:tab-stop style:position="18.533cm"/>
          <style:tab-stop style:position="19.782cm"/>
          <style:tab-stop style:position="21.029cm"/>
          <style:tab-stop style:position="22.276cm"/>
          <style:tab-stop style:position="23.525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line-height-at-least="5.165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Osaka" fo:font-size="40pt" fo:font-style="normal" fo:text-shadow="none" style:text-underline-style="none" fo:font-weight="normal" style:letter-kerning="true" style:font-name-asian="Osaka" style:font-size-asian="40pt" style:font-style-asian="normal" style:font-weight-asian="normal" style:font-name-complex="Osaka" style:font-size-complex="40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194cm" fo:margin-right="0cm" fo:margin-top="0.282cm" fo:margin-bottom="0cm" style:line-height-at-least="4.138cm" fo:text-align="center" style:justify-single-word="false" fo:text-indent="0cm" style:auto-text-indent="false" style:text-autospace="none" style:writing-mode="lr-tb">
        <style:tab-stops>
          <style:tab-stop style:position="0cm"/>
          <style:tab-stop style:position="1.053cm"/>
          <style:tab-stop style:position="2.302cm"/>
          <style:tab-stop style:position="3.549cm"/>
          <style:tab-stop style:position="4.798cm"/>
          <style:tab-stop style:position="6.045cm"/>
          <style:tab-stop style:position="7.294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 style:position="23.516cm"/>
          <style:tab-stop style:position="24.765cm"/>
        </style:tab-stops>
      </style:paragraph-properties>
      <style:text-properties fo:color="#ffffff" style:text-outline="false" style:text-line-through-style="none" style:font-name="Osaka" fo:font-size="32pt" fo:font-style="normal" fo:text-shadow="none" style:text-underline-style="none" fo:font-weight="normal" style:letter-kerning="true" style:font-name-asian="Osaka" style:font-size-asian="32pt" style:font-style-asian="normal" style:font-weight-asian="normal" style:font-name-complex="Osaka"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ffffff"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194cm" fo:margin-bottom="0cm">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2_7e_LT_7e_Gliederung_20_3" style:display-name="Título2~LT~Gliederung 3" style:family="paragraph" style:parent-style-name="Título2_7e_LT_7e_Gliederung_20_2">
      <style:paragraph-properties fo:margin-top="0.176cm" fo:margin-bottom="0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2_7e_LT_7e_Gliederung_20_4" style:display-name="Título2~LT~Gliederung 4" style:family="paragraph" style:parent-style-name="Título2_7e_LT_7e_Gliederung_20_3">
      <style:paragraph-properties fo:margin-top="0.141cm" fo:margin-bottom="0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bddc3" style:text-outline="false" style:text-line-through-style="none" style:font-name="Lucida Sans Unicode" fo:font-size="44pt" fo:font-style="normal" fo:text-shadow="none" style:text-underline-style="none" fo:font-weight="normal" style:letter-kerning="true"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194cm" fo:margin-bottom="0cm">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3_7e_LT_7e_Gliederung_20_3" style:display-name="Título3~LT~Gliederung 3" style:family="paragraph" style:parent-style-name="Título3_7e_LT_7e_Gliederung_20_2">
      <style:paragraph-properties fo:margin-top="0.176cm" fo:margin-bottom="0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3_7e_LT_7e_Gliederung_20_4" style:display-name="Título3~LT~Gliederung 4" style:family="paragraph" style:parent-style-name="Título3_7e_LT_7e_Gliederung_20_3">
      <style:paragraph-properties fo:margin-top="0.141cm" fo:margin-bottom="0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font-name="Lucida Sans Unicode" fo:font-size="44pt" fo:font-style="normal" fo:text-shadow="none" style:text-underline-style="none" fo:font-weight="normal" style:letter-kerning="true"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Codigo" style:family="paragraph" style:parent-style-name="Text_20_body">
      <style:paragraph-properties fo:margin-left="1.499cm" fo:margin-right="0cm" fo:text-align="start" style:justify-single-word="false" fo:text-indent="0cm" style:auto-text-indent="false"/>
      <style:text-properties style:font-name="Courier New" fo:font-size="9pt" style:font-size-asian="9pt"/>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strucción" style:family="text">
      <style:text-properties style:font-name="Courier New1" fo:font-size="12pt" fo:language="en" fo:country="US" style:language-asian="en" style:country-asian="US" style:font-name-complex="Courier New1" style:font-size-complex="12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text:style-name="RTF_5f_Num_20_2_20_2" style:num-suffix="." style:num-format="1">
        <style:list-level-properties text:space-before="0.635cm" text:min-label-width="0.635cm"/>
      </text:list-level-style-number>
      <text:list-level-style-number text:level="3" text:style-name="RTF_5f_Num_20_2_20_3" style:num-suffix="." style:num-format="1">
        <style:list-level-properties text:space-before="1.27cm" text:min-label-width="0.635cm"/>
      </text:list-level-style-number>
      <text:list-level-style-number text:level="4" text:style-name="RTF_5f_Num_20_2_20_4" style:num-suffix="." style:num-format="1">
        <style:list-level-properties text:space-before="1.905cm" text:min-label-width="0.635cm"/>
      </text:list-level-style-number>
      <text:list-level-style-number text:level="5" text:style-name="RTF_5f_Num_20_2_20_5" style:num-suffix="." style:num-format="1">
        <style:list-level-properties text:space-before="2.54cm" text:min-label-width="0.635cm"/>
      </text:list-level-style-number>
      <text:list-level-style-number text:level="6" text:style-name="RTF_5f_Num_20_2_20_6" style:num-suffix="." style:num-format="1">
        <style:list-level-properties text:space-before="3.175cm" text:min-label-width="0.635cm"/>
      </text:list-level-style-number>
      <text:list-level-style-number text:level="7" text:style-name="RTF_5f_Num_20_2_20_7" style:num-suffix="." style:num-format="1">
        <style:list-level-properties text:space-before="3.81cm" text:min-label-width="0.635cm"/>
      </text:list-level-style-number>
      <text:list-level-style-number text:level="8" text:style-name="RTF_5f_Num_20_2_20_8" style:num-suffix="." style:num-format="1">
        <style:list-level-properties text:space-before="4.445cm" text:min-label-width="0.635cm"/>
      </text:list-level-style-number>
      <text:list-level-style-number text:level="9" text:style-name="RTF_5f_Num_20_2_20_9" style:num-suffix="." style:num-format="1">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7cm" table:align="margins"/>
    </style:style>
    <style:style style:name="Tabla4.A" style:family="table-column">
      <style:table-column-properties style:column-width="7.717cm" style:rel-column-width="29751*"/>
    </style:style>
    <style:style style:name="Tabla4.B" style:family="table-column">
      <style:table-column-properties style:column-width="9.283cm" style:rel-column-width="35784*"/>
    </style:style>
    <style:style style:name="Tabla4.A1" style:family="table-cell">
      <style:table-cell-properties fo:padding="0.097cm" fo:border="none"/>
    </style:style>
    <style:style style:name="MP1" style:family="paragraph" style:parent-style-name="Standard">
      <style:text-properties style:font-name="Verdana" fo:font-size="10pt" officeooo:paragraph-rsid="0007c5c5" style:font-size-asian="10pt" style:font-size-complex="10pt"/>
    </style:style>
    <style:style style:name="MP2" style:family="paragraph" style:parent-style-name="Table_20_Contents">
      <style:paragraph-properties fo:text-align="end" style:justify-single-word="false"/>
      <style:text-properties style:font-name="Verdana" fo:font-size="10pt" style:font-size-asian="10pt" style:font-size-complex="10pt"/>
    </style:style>
    <style:style style:name="MP3" style:family="paragraph" style:parent-style-name="Standard">
      <style:text-properties style:font-name="Verdana"/>
    </style:style>
    <style:style style:name="MT1" style:family="text">
      <style:text-properties officeooo:rsid="0007c5c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table-cell table:style-name="Tabla4.A1" office:value-type="string">
              <text:p text:style-name="MP1"><text:span text:style-name="MT1">Herencia y Polimorfismo</text:span></text:p>
            </table:table-cell>
            <table:table-cell table:style-name="Tabla4.A1" office:value-type="string">
              <text:p text:style-name="MP2">Plataforma Educativa</text:p>
            </table:table-cell>
          </table:table-row>
          <table:table-row>
            <table:table-cell table:style-name="Tabla4.A1" office:value-type="string">
              <text:p text:style-name="MP1">Enunciado</text:p>
            </table:table-cell>
            <table:table-cell table:style-name="Tabla4.A1" office:value-type="string">
              <text:p text:style-name="MP2">Batalla Espacial 2.0</text:p>
            </table:table-cell>
          </table:table-row>
          <table:table-row>
            <table:table-cell table:style-name="Tabla4.A1" office:value-type="string">
              <text:p text:style-name="MP1"><text:span text:style-name="MT1">Nivel 1: Desarrollar Civilización</text:span></text:p>
            </table:table-cell>
            <table:table-cell table:style-name="Tabla4.A1" office:value-type="string">
              <text:p text:style-name="MP2"/>
            </table:table-cell>
          </table:table-row>
        </table:table>
        <text:p text:style-name="MP3"/>
      </style:header>
      <style:footer>
        <text:p text:style-name="Footer"><text:page-number text:select-page="current">4</text:page-number> de <text:page-count>5</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Diego Fontdevila</meta:initial-creator>
    <meta:creation-date>2008-03-30T10:56:11</meta:creation-date>
    <dc:creator>Mariano Tugnarelli</dc:creator>
    <dc:date>2014-07-23T18:28:29</dc:date>
    <meta:editing-cycles>102</meta:editing-cycles>
    <meta:editing-duration>PT22H11M16S</meta:editing-duration>
    <meta:document-statistic meta:table-count="1" meta:image-count="0" meta:object-count="0" meta:page-count="5" meta:paragraph-count="93" meta:word-count="1227" meta:character-count="7283"/>
    <meta:user-defined meta:name="Info 1"/>
    <meta:user-defined meta:name="Info 2"/>
    <meta:user-defined meta:name="Info 3"/>
    <meta:user-defined meta:name="Info 4"/>
  </office:meta>
</office:document-meta>
</file>